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Roboto" svg:font-family="Roboto, RobotoDraft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 style:list-style-name="L4">
      <style:paragraph-properties fo:margin-left="0.397cm" fo:margin-right="0cm" fo:margin-top="0cm" fo:margin-bottom="0cm" loext:contextual-spacing="false" fo:text-indent="0cm" style:auto-text-indent="false"/>
    </style:style>
    <style:style style:name="P3" style:family="paragraph" style:parent-style-name="Text_20_body" style:list-style-name="L4">
      <style:paragraph-properties fo:margin-left="0.397cm" fo:margin-right="0cm" fo:text-indent="0cm" style:auto-text-indent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m_-9137100519898177929m_-5916945969374024357m_2108363753469115666gmail-intro">
        <text:section text:style-name="Sect1" text:name="m_-9137100519898177929m_-5916945969374024357m_2108363753469115666gmail-yui_3_17_2_1_1589214290258_81">
          <text:p text:style-name="P1">ENUNCIADO</text:p>
          <text:p text:style-name="Text_20_body">Vamos a necesitar la misma base de datos que en la unidad 3, que también se adjunta en esta tarea.</text:p>
          <text:p text:style-name="Text_20_body">Mediante un archivo WSDL y otro PHP debemos crear un servidor SOAP que implemente las siguientes funciones:</text:p>
          <text:list xml:id="list1756067693" text:style-name="L4">
            <text:list-item>
              <text:p text:style-name="P2">tituloLibro. Recibe un ISBN y devuelve el título de un libro.</text:p>
            </text:list-item>
            <text:list-item>
              <text:p text:style-name="P3">librosAutor. Recibe el ID del autor y devuelve el número de libros del autor.</text:p>
            </text:list-item>
          </text:list>
          <text:p text:style-name="Text_20_body"><text:bookmark text:name="m_-9137100519898177929m_-5916945969374024357m_2108363753469115666gmail-yui_3_17_2_1_1589214290258_80"/>También hay que crear y ejecutar un programa cliente que pruebe las funciones del servidor.</text:p>
        </text:section>
      </text:section>
      <text:p text:style-name="Standard">(DE ESTA NOS DAN UN ARCHIVO WSDL Y SOAP D EEJEMPLO)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Roboto" svg:font-family="Roboto, RobotoDraft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1T04:16:54.625000000</meta:creation-date>
    <dc:date>2020-05-21T04:17:31.978000000</dc:date>
    <meta:editing-duration>PT38S</meta:editing-duration>
    <meta:editing-cycles>1</meta:editing-cycles>
    <meta:document-statistic meta:table-count="0" meta:image-count="0" meta:object-count="0" meta:page-count="1" meta:paragraph-count="7" meta:word-count="91" meta:character-count="498" meta:non-whitespace-character-count="416"/>
    <meta:generator>LibreOffice/6.3.1.2$Windows_X86_64 LibreOffice_project/b79626edf0065ac373bd1df5c28bd630b4424273</meta:generator>
  </office:meta>
</office:document-meta>
</file>